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paragraph-rsid="000fe593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0fe593"/>
    </style:style>
    <style:style style:name="T1" style:family="text">
      <style:text-properties officeooo:rsid="00111b43"/>
    </style:style>
    <style:style style:name="T2" style:family="text">
      <style:text-properties fo:font-weight="bold" officeooo:rsid="00111b43" style:font-weight-asian="bold" style:font-weight-complex="bold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111b43" fo:background-color="transparent" loext:char-shading-value="0"/>
    </style:style>
    <style:style style:name="T5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8" style:family="text">
      <style:text-properties officeooo:rsid="0004f2e5"/>
    </style:style>
    <style:style style:name="T9" style:family="text">
      <style:text-properties officeooo:rsid="00140d30"/>
    </style:style>
    <style:style style:name="T10" style:family="text">
      <style:text-properties officeooo:rsid="00191193"/>
    </style:style>
    <style:style style:name="T11" style:family="text">
      <style:text-properties officeooo:rsid="0014ff46"/>
    </style:style>
    <style:style style:name="T12" style:family="text">
      <style:text-properties officeooo:rsid="0016a665"/>
    </style:style>
    <style:style style:name="T13" style:family="text">
      <style:text-properties officeooo:rsid="00172dab"/>
    </style:style>
    <style:style style:name="T14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officeooo:rsid="000fe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16"><text:span text:style-name="T14">Modulo I</text:span><text:span text:style-name="T15">V</text:span><text:span text:style-name="T14"> – Ciência da Computação</text:span></text:p>
      <text:p text:style-name="P10"/>
      <text:p text:style-name="P10"/>
      <text:p text:style-name="P11">Bloco 3<text:span text:style-name="T16">5</text:span>: Introdução à Python e Raspagem de Dados da Web</text:p>
      <text:p text:style-name="P2"/>
      <text:p text:style-name="P12"><text:span text:style-name="T8">1)</text:span> Aprendendo Pytho<text:span text:style-name="T16">n</text:span></text:p>
      <text:p text:style-name="P12"/>
      <text:p text:style-name="P13"/>
      <text:p text:style-name="P15">Bla</text:p>
      <text:p text:style-name="P3"/>
      <text:p text:style-name="P6">Blu</text:p>
      <text:p text:style-name="P4"/>
      <text:p text:style-name="P5"/>
      <text:p text:style-name="P9">Dicas diversas</text:p>
      <text:p text:style-name="P7"/>
      <text:p text:style-name="P6">Bla</text:p>
      <text:p text:style-name="P6"/>
      <text:p text:style-name="P7">------------------------------------------------------------------------------------------------------------------------</text:p>
      <text:p text:style-name="P7"/>
      <text:p text:style-name="P12"><text:span text:style-name="T16">2) </text:span>Entrada e Saída de Dados</text:p>
      <text:p text:style-name="P12"/>
      <text:p text:style-name="P13"/>
      <text:p text:style-name="P15">Bla</text:p>
      <text:p text:style-name="P3"/>
      <text:p text:style-name="P6">Blu</text:p>
      <text:p text:style-name="P4"/>
      <text:p text:style-name="P5"/>
      <text:p text:style-name="P9">Dicas diversas</text:p>
      <text:p text:style-name="P7"/>
      <text:p text:style-name="P6">Bla</text:p>
      <text:p text:style-name="P6"/>
      <text:p text:style-name="P7">------------------------------------------------------------------------------------------------------------------------</text:p>
      <text:p text:style-name="P7"/>
      <text:p text:style-name="P12"><text:span text:style-name="T16">3) </text:span>Raspagem de Dados</text:p>
      <text:p text:style-name="P12"/>
      <text:p text:style-name="P13"/>
      <text:p text:style-name="P15">Bla</text:p>
      <text:p text:style-name="P3"/>
      <text:p text:style-name="P6">Blu</text:p>
      <text:p text:style-name="P4"/>
      <text:p text:style-name="P5"/>
      <text:p text:style-name="P9">Dicas diversas</text:p>
      <text:p text:style-name="P7"/>
      <text:p text:style-name="P6">Bla</text:p>
      <text:p text:style-name="P6"/>
      <text:p text:style-name="P7">------------------------------------------------------------------------------------------------------------------------</text:p>
      <text:p text:style-name="P7"/>
      <text:p text:style-name="P12"><text:span text:style-name="T16">4) </text:span>Testes</text:p>
      <text:p text:style-name="P12"/>
      <text:p text:style-name="P13"/>
      <text:p text:style-name="P15"><text:soft-page-break/>Bla</text:p>
      <text:p text:style-name="P3"/>
      <text:p text:style-name="P6">Blu</text:p>
      <text:p text:style-name="P4"/>
      <text:p text:style-name="P5"/>
      <text:p text:style-name="P9">Dicas diversas</text:p>
      <text:p text:style-name="P7"/>
      <text:p text:style-name="P6">Bla</text:p>
      <text:p text:style-name="P6"/>
      <text:p text:style-name="P7">------------------------------------------------------------------------------------------------------------------------</text:p>
      <text:p text:style-name="P7"/>
      <text:p text:style-name="P12"><text:span text:style-name="T16">5) </text:span>Projeto - Tech news</text:p>
      <text:p text:style-name="P12"/>
      <text:p text:style-name="P14"/>
      <text:p text:style-name="P6">Dicas divers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0T21:40:51.057227340</dc:date>
    <meta:editing-duration>PT4M4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9" meta:word-count="63" meta:character-count="778" meta:non-whitespace-character-count="743"/>
  </office:meta>
</office:document-meta>
</file>